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CN" svg:font-family="'AR PL UMing CN'" style:font-pitch="variable"/>
    <style:font-face style:name="AR PL UMing HK" svg:font-family="'AR PL UMing HK'" style:font-pitch="variable"/>
    <style:font-face style:name="Accanthis ADF Std No3" svg:font-family="'Accanthis ADF Std No3'"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margin-top="0.101cm" fo:margin-bottom="0.101cm" style:contextual-spacing="false" fo:line-height="115%" fo:text-align="justify" style:justify-single-word="false"/>
      <style:text-properties fo:font-weight="bold" style:font-weight-asian="bold" style:font-weight-complex="bold"/>
    </style:style>
    <style:style style:name="P2" style:family="paragraph" style:parent-style-name="Standard">
      <style:paragraph-properties fo:margin-top="0.101cm" fo:margin-bottom="0.101cm" style:contextual-spacing="false" fo:line-height="115%"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101cm" fo:margin-bottom="0.101cm" style:contextual-spacing="false" fo:line-height="115%"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margin-top="0.101cm" fo:margin-bottom="0.101cm" style:contextual-spacing="false" fo:line-height="115%" fo:text-align="justify"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5" style:family="paragraph" style:parent-style-name="Standard">
      <style:paragraph-properties fo:margin-top="0.101cm" fo:margin-bottom="0.101cm" style:contextual-spacing="false" fo:line-height="115%" fo:text-align="justify"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6" style:family="paragraph" style:parent-style-name="Standard">
      <style:paragraph-properties fo:margin-top="0.101cm" fo:margin-bottom="0.101cm" style:contextual-spacing="false" fo:line-height="115%" fo:text-align="justify" style:justify-single-word="false"/>
    </style:style>
    <style:style style:name="P7" style:family="paragraph" style:parent-style-name="Standard">
      <style:paragraph-properties fo:margin-top="0.101cm" fo:margin-bottom="0.101cm" style:contextual-spacing="false" fo:line-height="115%" fo:text-align="justify" style:justify-single-word="false"/>
      <style:text-properties officeooo:paragraph-rsid="0007a52d"/>
    </style:style>
    <style:style style:name="P8" style:family="paragraph" style:parent-style-name="Standard">
      <style:paragraph-properties fo:margin-top="0.101cm" fo:margin-bottom="0.101cm" style:contextual-spacing="false" fo:line-height="115%"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margin-top="0.101cm" fo:margin-bottom="0.101cm" style:contextual-spacing="false" fo:line-height="115%"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Heading_20_1">
      <style:paragraph-properties fo:margin-top="0.101cm" fo:margin-bottom="0.101cm" style:contextual-spacing="false" fo:line-height="100%" fo:text-align="justify" style:justify-single-word="false"/>
      <style:text-properties style:font-name="AR PL UMing CN" fo:font-size="13pt" officeooo:rsid="000947d2" officeooo:paragraph-rsid="000947d2" style:font-size-asian="13pt" style:font-size-complex="13pt"/>
    </style:style>
    <style:style style:name="P11" style:family="paragraph" style:parent-style-name="Standard">
      <style:paragraph-properties fo:margin-top="0.101cm" fo:margin-bottom="0.101cm" style:contextual-spacing="false" fo:line-height="115%"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0.101cm" fo:margin-bottom="0.101cm" style:contextual-spacing="false" fo:line-height="115%" fo:text-align="justify" style:justify-single-word="false"/>
    </style:style>
    <style:style style:name="P13" style:family="paragraph" style:parent-style-name="Standard">
      <style:paragraph-properties fo:margin-top="0.101cm" fo:margin-bottom="0.101cm" style:contextual-spacing="false" fo:line-height="115%" fo:text-align="justify" style:justify-single-word="false"/>
      <style:text-properties officeooo:rsid="000947d2" officeooo:paragraph-rsid="000947d2"/>
    </style:style>
    <style:style style:name="P14" style:family="paragraph" style:parent-style-name="Standard">
      <style:paragraph-properties fo:margin-top="0.101cm" fo:margin-bottom="0.101cm" style:contextual-spacing="false" fo:line-height="115%" fo:text-align="justify" style:justify-single-word="false"/>
      <style:text-properties fo:font-variant="normal" fo:text-transform="none" style:font-name="AR PL UMing CN" fo:font-size="13pt" fo:letter-spacing="normal" fo:font-style="normal" fo:font-weight="normal" officeooo:rsid="000947d2" officeooo:paragraph-rsid="000947d2" style:font-size-asian="13pt" style:font-size-complex="13pt"/>
    </style:style>
    <style:style style:name="P15" style:family="paragraph" style:parent-style-name="Standard">
      <style:paragraph-properties fo:margin-top="0.101cm" fo:margin-bottom="0.101cm" style:contextual-spacing="false" fo:line-height="115%" fo:text-align="justify" style:justify-single-word="false"/>
      <style:text-properties style:font-name="AR PL UMing CN" fo:font-size="13pt" officeooo:rsid="000947d2" officeooo:paragraph-rsid="000947d2" style:font-size-asian="13pt" style:font-size-complex="13pt"/>
    </style:style>
    <style:style style:name="P16" style:family="paragraph" style:parent-style-name="Standard">
      <style:paragraph-properties fo:margin-top="0.101cm" fo:margin-bottom="0.101cm" style:contextual-spacing="false" fo:line-height="115%" fo:text-align="justify" style:justify-single-word="false"/>
      <style:text-properties style:font-name="AR PL UMing CN" fo:font-size="14pt" fo:font-weight="bold" officeooo:rsid="000947d2" officeooo:paragraph-rsid="000947d2" style:font-size-asian="14pt" style:font-weight-asian="bold" style:font-size-complex="14pt" style:font-weight-complex="bold"/>
    </style:style>
    <style:style style:name="T1" style:family="text">
      <style:text-properties fo:font-size="14pt" fo:font-style="normal" fo:font-weight="bold" style:font-size-asian="14pt" style:font-style-asian="normal" style:font-weight-asian="bold" style:font-size-complex="14pt" style:font-style-complex="normal" style:font-weight-complex="bold"/>
    </style:style>
    <style:style style:name="T2" style:family="text">
      <style:text-properties fo:font-size="14pt" fo:font-style="normal" fo:font-weight="bold" officeooo:rsid="0007a52d" style:font-size-asian="14pt" style:font-style-asian="normal" style:font-weight-asian="bold" style:font-size-complex="14pt" style:font-style-complex="normal" style:font-weight-complex="bold"/>
    </style:style>
    <style:style style:name="T3" style:family="text">
      <style:text-properties officeooo:rsid="0007a52d"/>
    </style:style>
    <style:style style:name="T4" style:family="text">
      <style:text-properties officeooo:rsid="0008575b"/>
    </style:style>
    <style:style style:name="T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fo:font-size="15pt" style:font-size-asian="15pt" style:font-size-complex="15pt"/>
    </style:style>
    <style:style style:name="T7" style:family="text">
      <style:text-properties fo:font-size="13pt" style:font-size-asian="13pt" style:font-size-complex="13pt"/>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weight="normal" style:font-weight-asian="normal" style:font-weight-complex="normal"/>
    </style:style>
    <style:style style:name="T10" style:family="text">
      <style:text-properties style:font-name="Accanthis ADF Std No3" fo:font-size="13pt" style:font-size-asian="13pt" style:font-size-complex="13pt"/>
    </style:style>
    <style:style style:name="T11" style:family="text">
      <style:text-properties style:font-name="AR PL UMing CN" fo:font-size="13pt" style:font-size-asian="13pt" style:font-size-complex="13pt"/>
    </style:style>
    <style:style style:name="T12" style:family="text">
      <style:text-properties style:font-name="AR PL UMing HK"/>
    </style:style>
    <style:style style:name="T13" style:family="text">
      <style:text-properties style:font-name="AR PL UMing HK"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Stage </text:p>
      <text:p text:style-name="P3">Ousmane Kontao </text:p>
      <text:p text:style-name="P6"><text:span text:style-name="T5">Analyse des données évents du Havre et utilisation des données de tracking</text:span><text:span text:style-name="T6"> </text:span></text:p>
      <text:p text:style-name="P8">Introduction</text:p>
      <text:p text:style-name="P6">Ce rapport détaille mon expérience de stage au sein du département de physique, où j'ai travaillé sur l'analyse des données d'événements et de tracking pour la détection automatique d'événements de jeu. Mon stage s'est déroulé sur une période de huit semaines, d'avril à juin 2024.</text:p>
      <text:p text:style-name="P7"><text:span text:style-name="T2">1. </text:span><text:span text:style-name="T1">Les principaux objectifs de mon stage </text:span></text:p>
      <text:p text:style-name="P6">•<text:tab/>Lire et résumer deux articles scientifiques pertinents.</text:p>
      <text:p text:style-name="P6">•<text:tab/>Trouver un algorithme pour déterminer la possession du ballon sur chaque frame en utilisant les données de tracking.</text:p>
      <text:p text:style-name="P6">•<text:tab/>Réaliser des visualisations des données d'événements, incluant les passes, les tirs et la création d'un réseau de passes statique. </text:p>
      <text:p text:style-name="P7"><text:span text:style-name="T2">2. </text:span><text:span text:style-name="T1">Lecture et Résumé de Deux Articles Scientifiques</text:span></text:p>
      <text:p text:style-name="P5">Automatic event detection in football using tracking data </text:p>
      <text:p text:style-name="P6">Cet article présente une méthode de collecte automatique des données de match grâce à un algorithme spécifique. L'algorithme se déroule en deux étapes :</text:p>
      <text:p text:style-name="P6">Déterminer qui a la possession du ballon et analyser la position des joueurs lors des interruptions du jeu.</text:p>
      <text:p text:style-name="P6">Identifier les événements de jeu (changements de possession, fautes) en utilisant les règles du football. L'efficacité de cette méthode dépasse les 90% d'identification correcte des événements par rapport à une collecte manuelle.</text:p>
      <text:p text:style-name="P5">Predicting the in-game status in soccer with machine learning using spatiotemporal player tracking data </text:p>
      <text:p text:style-name="P6">Cet article explore l'utilisation de l'apprentissage automatique pour prédire le statut de jeu (en jeu ou interrompu) à partir des données de tracking des joueurs. Quatre méthodes d'apprentissage automatique ont été testées : régression logistique, arbres de décision, forêts aléatoires et AdaBoost. Les résultats montrent une précision allant jusqu'à 92% pour prédire le statut de jeu. L'algorithme AdaBoost a été le plus performant avec une précision de 81% pour détecter les interruptions de jeu de plus de 2 secondes.</text:p>
      <text:p text:style-name="P9"><text:span text:style-name="T3">3. </text:span>Développement d'un Algorithme pour la Possession du Ballon</text:p>
      <text:p text:style-name="P6">J'ai travaillé sur la création d'un algorithme pour déterminer la possession du ballon sur chaque frame en utilisant les données de tracking. L'algorithme utilise des zones de possession (PZ) définies autour de chaque joueur. Si le ballon entre dans cette zone, le joueur est considéré comme ayant la possession. Les zones de duel (DZ) identifient quand deux joueurs sont en compétition pour le ballon.</text:p>
      <text:p text:style-name="P6">L'algorithme vérifie chaque image pour détecter les conditions de possession ou de duel et enregistre les données telles que la distance des joueurs au ballon et les mouvements du ballon.</text:p>
      <text:p text:style-name="P8"><text:soft-page-break/><text:span text:style-name="T3">4. </text:span>Visualisations</text:p>
      <text:p text:style-name="P4"><text:span text:style-name="T4">a. </text:span>Visualisation du heatmap</text:p>
      <text:p text:style-name="P6">On commence par filtrer les données pour chaque équipe et la période choisie. Les passes sans coordonnées de fin sont exclues. Ensuite, une figure avec deux graphiques côte à côte est créée. La taille de la figure est définie et l'espacement entre les graphiques est ajusté.</text:p>
      <text:p text:style-name="P6">Pour chaque équipe, si les données ne sont pas vides, une carte de chaleur est créée en utilisant la fonction sns.kdeplot. Cette fonction montre la densité des passes sur le terrain. Les cartes de chaleur utilisent les couleurs bleue pour la première équipe et rouge pour la deuxième. Chaque graphique reçoit un titre indiquant l'équipe et la période.</text:p>
      <text:p text:style-name="P6">Les étiquettes des axes sont définies pour montrer les positions X et Y sur le terrain. Plusieurs lignes sont tracées pour représenter les éléments clés du terrain : le contour du terrain, la ligne médiane, une ligne médiane transversale et les zones de but. Enfin, la figure est affichée à l'écran.</text:p>
      <text:p text:style-name="P2">b. Visualisation des Passes d'un Joueur</text:p>
      <text:p text:style-name="P6">Pour tracer les passes effectuées par un joueur particulier d'une équipe pendant une période de jeu spécifique, on filtre les données pour ne retenir que les passes de ce joueur, puis on dessine des lignes avec des flèches sur le terrain pour indiquer la direction et la destination de chaque passe. Lorsque l'utilisateur survole ces lignes avec la souris, des informations supplémentaires s'affichent, telles que le nom du joueur et les coordonnées de départ et d'arrivée de chaque passe. </text:p>
      <text:p text:style-name="P4"><text:span text:style-name="T4">c. </text:span>Visualisation des Passes entre Joueurs</text:p>
      <text:p text:style-name="P6">Nous avons également visualisé les passes entre deux joueurs spécifiques d'une équipe durant une période de jeu. On filtre les données pour sélectionner les passes entre ces deux joueurs, puis trace des lignes avec des flèches sur le terrain pour montrer la direction et la destination de chaque passe. Des informations sur chaque passe, telles que les noms des joueurs et les coordonnées, sont affichées au survol des lignes. Le graphique est ensuite affiché avec un titre indiquant les noms des deux joueurs et la période de jeu.</text:p>
      <text:p text:style-name="P4"><text:span text:style-name="T4">d. </text:span>Visualisation des Tirs</text:p>
      <text:p text:style-name="P6">Ce graphique représente le terrain de football et trace les tirs effectués par les équipes à domicile et à l'extérieur pendant une période de jeu donnée. On filtre les données pour sélectionner les tirs de chaque équipe, puis on trace des lignes avec des flèches colorées pour indiquer le résultat de chaque tir (but, tir sauvé, manqué, bloqué). Des informations détaillées sur chaque tir, comme le nom du joueur et les coordonnées du tir, s'affichent lorsque l'utilisateur survole les lignes. Le graphique final montre les tirs avec un titre indiquant les noms des équipes et la période de jeu.</text:p>
      <text:p text:style-name="P4"><text:span text:style-name="T4">e. </text:span>Visualisation du Réseau de Passes <text:span text:style-name="T3">statique</text:span></text:p>
      <text:p text:style-name="P6">On commence par configurer le terrain, puis on filtre les données pour obtenir les positions des joueurs et les passes effectuées entre eux. Le code trace des lignes entre les positions des joueurs pour représenter les passes, ajoutant des informations sur le nombre de passes et la longueur moyenne de chaque passe au survol des lignes. Le graphique final affiche un titre indiquant qu'il s'agit du réseau de passes sur le terrain de football.</text:p>
      <text:p text:style-name="P6"/>
      <text:p text:style-name="P6"/>
      <text:p text:style-name="P4"><text:soft-page-break/><text:span text:style-name="T4">f. </text:span>Visualisation des performances individuelle</text:p>
      <text:p text:style-name="P6">Le code commence par charger les données des joueurs d'un fichier CSV, puis filtre ces données pour une équipe et une position spécifiques. Ensuite, il normalise les statistiques des joueurs pour les comparer équitablement. Les données normalisées sont préparées pour un graphique radar. Une fonction crée le graphique radar qui montre les performances des joueurs. Une application Dash est configurée pour afficher à la fois un tableau des statistiques et le graphique radar sur une page web. Enfin, l'application web est lancée, permettant aux utilisateurs de voir et de comparer visuellement les performances des joueurs sélectionnés.</text:p>
      <text:p text:style-name="P16">Références:</text:p>
      <text:h text:style-name="P10" text:outline-level="1"><text:span text:style-name="T9">Predicting the in-game status in soccer with machine learning using spatiotemporal player tracking data:</text:span></text:h>
      <text:p text:style-name="P13"><text:a xlink:type="simple" xlink:href="https://www.nature.com/articles/s41598-022-19948-1" text:style-name="Internet_20_link" text:visited-style-name="Visited_20_Internet_20_Link"><text:span text:style-name="T11">https://www.nature.com/articles/s41598-022-19948-1</text:span></text:a></text:p>
      <text:p text:style-name="P14">Automatic event detection in football using tracking data:</text:p>
      <text:p text:style-name="P15">https://www.researchgate.net/publication/363324413_Automatic_event_detection_in_football_using_tracking_da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CN" svg:font-family="'AR PL UMing CN'" style:font-pitch="variable"/>
    <style:font-face style:name="AR PL UMing HK" svg:font-family="'AR PL UMing HK'" style:font-pitch="variable"/>
    <style:font-face style:name="Accanthis ADF Std No3" svg:font-family="'Accanthis ADF Std No3'"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5:09:34.439296565</meta:creation-date>
    <dc:date>2024-06-12T15:33:35.566285349</dc:date>
    <meta:editing-duration>PT11M40S</meta:editing-duration>
    <meta:editing-cycles>2</meta:editing-cycles>
    <meta:generator>LibreOffice/7.3.7.2$Linux_X86_64 LibreOffice_project/30$Build-2</meta:generator>
    <meta:document-statistic meta:table-count="0" meta:image-count="0" meta:object-count="0" meta:page-count="3" meta:paragraph-count="39" meta:word-count="1053" meta:character-count="6813" meta:non-whitespace-character-count="5791"/>
  </office:meta>
</office:document-meta>
</file>